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office:value-type="string" calcext:value-type="string">
            <text:p>Venafro</text:p>
          </table:table-cell>
          <table:table-cell office:value-type="float" office:value="97" calcext:value-type="float">
            <text:p>97</text:p>
          </table:table-cell>
          <table:table-cell table:style-name="ce13" table:formula="of:=[.F88]+[.E89]" office:value-type="float" office:value="5346.31" calcext:value-type="float">
            <text:p>5346</text:p>
          </table:table-cell>
          <table:table-cell office:value-type="float" office:value="612" calcext:value-type="float">
            <text:p>612</text:p>
          </table:table-cell>
          <table:table-cell table:style-name="ce13" table:formula="of:=[.H88]+[.G89]" office:value-type="float" office:value="37154" calcext:value-type="float">
            <text:p>3715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0.61" calcext:value-type="currency">
            <text:p>10,61 €</text:p>
          </table:table-cell>
          <table:table-cell/>
          <table:table-cell table:formula="of:=[.K89]+[.L89]+[.M89]" office:value-type="currency" office:currency="EUR" office:value="40.61" calcext:value-type="currency">
            <text:p>40,61 €</text:p>
          </table:table-cell>
          <table:table-cell table:formula="of:=[.O88]+[.N89]" office:value-type="currency" office:currency="EUR" office:value="4329.5099" calcext:value-type="currency">
            <text:p>4 329,51 €</text:p>
          </table:table-cell>
          <table:table-cell table:style-name="ce19" table:formula="of:=[.A89]*budgetjour-[.O89]" office:value-type="currency" office:currency="EUR" office:value="70.4901000000009" calcext:value-type="currency">
            <text:p>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string" office:string-value="Venafro" calcext:value-type="string">
            <text:p>Venafro</text:p>
          </table:table-cell>
          <table:table-cell office:value-type="string" calcext:value-type="string">
            <text:p>Ceccano</text:p>
          </table:table-cell>
          <table:table-cell office:value-type="float" office:value="86" calcext:value-type="float">
            <text:p>86</text:p>
          </table:table-cell>
          <table:table-cell table:style-name="ce13" table:formula="of:=[.F89]+[.E90]" office:value-type="float" office:value="5432.31" calcext:value-type="float">
            <text:p>5432</text:p>
          </table:table-cell>
          <table:table-cell office:value-type="float" office:value="1073" calcext:value-type="float">
            <text:p>1073</text:p>
          </table:table-cell>
          <table:table-cell table:style-name="ce13" table:formula="of:=[.H89]+[.G90]" office:value-type="float" office:value="38227" calcext:value-type="float">
            <text:p>38227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2.68" calcext:value-type="currency">
            <text:p>42,68 €</text:p>
          </table:table-cell>
          <table:table-cell office:value-type="currency" office:currency="EUR" office:value="12.28" calcext:value-type="currency">
            <text:p>12,28 €</text:p>
          </table:table-cell>
          <table:table-cell/>
          <table:table-cell table:formula="of:=[.K90]+[.L90]+[.M90]" office:value-type="currency" office:currency="EUR" office:value="54.96" calcext:value-type="currency">
            <text:p>54,96 €</text:p>
          </table:table-cell>
          <table:table-cell table:formula="of:=[.O89]+[.N90]" office:value-type="currency" office:currency="EUR" office:value="4384.4699" calcext:value-type="currency">
            <text:p>4 384,47 €</text:p>
          </table:table-cell>
          <table:table-cell table:style-name="ce19" table:formula="of:=[.A90]*budgetjour-[.O90]" office:value-type="currency" office:currency="EUR" office:value="65.5301000000009" calcext:value-type="currency">
            <text:p>6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string" office:string-value="Ceccano" calcext:value-type="string">
            <text:p>Ceccano</text:p>
          </table:table-cell>
          <table:table-cell table:number-columns-repeated="2"/>
          <table:table-cell table:style-name="ce13" table:formula="of:=[.F90]+[.E91]" office:value-type="float" office:value="5432.31" calcext:value-type="float">
            <text:p>5432</text:p>
          </table:table-cell>
          <table:table-cell/>
          <table:table-cell table:style-name="ce13" table:formula="of:=[.H90]+[.G91]" office:value-type="float" office:value="38227" calcext:value-type="float">
            <text:p>38227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4384.4699" calcext:value-type="currency">
            <text:p>4 384,47 €</text:p>
          </table:table-cell>
          <table:table-cell table:style-name="ce19" table:formula="of:=[.A91]*budgetjour-[.O91]" office:value-type="currency" office:currency="EUR" office:value="115.530100000001" calcext:value-type="currency">
            <text:p>11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5432.31" calcext:value-type="float">
            <text:p>5432</text:p>
          </table:table-cell>
          <table:table-cell/>
          <table:table-cell table:style-name="ce13" table:formula="of:=[.H91]+[.G92]" office:value-type="float" office:value="38227" calcext:value-type="float">
            <text:p>38227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4384.4699" calcext:value-type="currency">
            <text:p>4 384,47 €</text:p>
          </table:table-cell>
          <table:table-cell table:style-name="ce19" table:formula="of:=[.A92]*budgetjour-[.O92]" office:value-type="currency" office:currency="EUR" office:value="165.530100000001" calcext:value-type="currency">
            <text:p>16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5432.31" calcext:value-type="float">
            <text:p>5432</text:p>
          </table:table-cell>
          <table:table-cell/>
          <table:table-cell table:style-name="ce13" table:formula="of:=[.H92]+[.G93]" office:value-type="float" office:value="38227" calcext:value-type="float">
            <text:p>38227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4384.4699" calcext:value-type="currency">
            <text:p>4 384,47 €</text:p>
          </table:table-cell>
          <table:table-cell table:style-name="ce19" table:formula="of:=[.A93]*budgetjour-[.O93]" office:value-type="currency" office:currency="EUR" office:value="215.530100000001" calcext:value-type="currency">
            <text:p>21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5432.31" calcext:value-type="float">
            <text:p>5432</text:p>
          </table:table-cell>
          <table:table-cell/>
          <table:table-cell table:style-name="ce13" table:formula="of:=[.H93]+[.G94]" office:value-type="float" office:value="38227" calcext:value-type="float">
            <text:p>38227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4384.4699" calcext:value-type="currency">
            <text:p>4 384,47 €</text:p>
          </table:table-cell>
          <table:table-cell table:style-name="ce19" table:formula="of:=[.A94]*budgetjour-[.O94]" office:value-type="currency" office:currency="EUR" office:value="265.530100000001" calcext:value-type="currency">
            <text:p>265,53 €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19"/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6]" office:value-type="float" office:value="5432.31" calcext:value-type="float">
            <text:p>5432</text:p>
          </table:table-cell>
          <table:table-cell/>
          <table:table-cell table:style-name="ce13" table:formula="of:=[.H94]+[.G96]" office:value-type="float" office:value="38227" calcext:value-type="float">
            <text:p>38227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4]+[.N96]" office:value-type="currency" office:currency="EUR" office:value="4384.4699" calcext:value-type="currency">
            <text:p>4 384,47 €</text:p>
          </table:table-cell>
          <table:table-cell table:style-name="ce19" table:formula="of:=[.A96]*budgetjour-[.O96]" office:value-type="currency" office:currency="EUR" office:value="315.530100000001" calcext:value-type="currency">
            <text:p>31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5432.31" calcext:value-type="float">
            <text:p>5432</text:p>
          </table:table-cell>
          <table:table-cell/>
          <table:table-cell table:style-name="ce13" table:formula="of:=[.H96]+[.G97]" office:value-type="float" office:value="38227" calcext:value-type="float">
            <text:p>38227</text:p>
          </table:table-cell>
          <table:table-cell table:number-columns-repeated="5"/>
          <table:table-cell table:formula="of:=[.K97]+[.L97]+[.M97]" office:value-type="currency" office:currency="EUR" office:value="0" calcext:value-type="currency">
            <text:p>0,00 €</text:p>
          </table:table-cell>
          <table:table-cell table:formula="of:=[.O96]+[.N97]" office:value-type="currency" office:currency="EUR" office:value="4384.4699" calcext:value-type="currency">
            <text:p>4 384,47 €</text:p>
          </table:table-cell>
          <table:table-cell table:style-name="ce19" table:formula="of:=[.A97]*budgetjour-[.O97]" office:value-type="currency" office:currency="EUR" office:value="365.530100000001" calcext:value-type="currency">
            <text:p>365,53 €</text:p>
          </table:table-cell>
          <table:table-cell table:number-columns-repeated="2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7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table:number-columns-repeated="5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Vedene</text:p>
          </table:table-cell>
          <table:table-cell office:value-type="string" calcext:value-type="string">
            <text:p>pk178</text:p>
          </table:table-cell>
          <table:table-cell office:value-type="string" calcext:value-type="string">
            <text:p>Residhotel Golf Grand Avignon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mtelimar</text:p>
          </table:table-cell>
          <table:table-cell office:value-type="string" calcext:value-type="string">
            <text:p>pk271</text:p>
          </table:table-cell>
          <table:table-cell table:number-columns-repeated="5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/00/0000</text:date>, <text:time style:data-style-name="N2" text:time-value="21:22:22.2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24T21:12:18.965000000</dc:date>
    <meta:editing-duration>P65DT23H37M59S</meta:editing-duration>
    <meta:editing-cycles>156</meta:editing-cycles>
    <meta:document-statistic meta:table-count="6" meta:cell-count="1928" meta:object-count="0"/>
  </office:meta>
</office:document-meta>
</file>